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6.231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0.686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99"/>
    <style:style style:name="ce9" style:family="table-cell" style:parent-style-name="Default" style:data-style-name="N0"/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.333cm" svg:height="1.386cm" svg:x="1.662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2" svg:width="2.899cm" svg:height="0.669cm" svg:x="14.916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2" svg:width="2.899cm" svg:height="1.386cm" svg:x="16.052cm" svg:y="0cm" draw:caption-point-x="-0.609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2" svg:width="2.899cm" svg:height="1.139cm" svg:x="17.301cm" svg:y="0cm" draw:caption-point-x="-0.609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2" svg:width="8.33cm" svg:height="0.991cm" svg:x="18.35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2" svg:width="2.899cm" svg:height="1.386cm" svg:x="20.899cm" svg:y="0.824cm" draw:caption-point-x="-0.72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2" svg:width="6.151cm" svg:height="2.232cm" svg:x="23.088cm" svg:y="0.744cm" draw:caption-point-x="-0.665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2" svg:width="11.443cm" svg:height="5.207cm" svg:x="25.083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2" svg:width="9.514cm" svg:height="0.718cm" svg:x="29.706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2" svg:width="7.141cm" svg:height="1.781cm" svg:x="33.526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2" svg:width="9.733cm" svg:height="1.386cm" svg:x="35.131cm" svg:y="0.929cm" draw:caption-point-x="-0.525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ANO-HOSP « A15 » (A + 2 derniers caractères du Vid-hosp)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15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avant mars 2021)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individuel avant mars 2021)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R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identifiant national de santé"</text:p>
          </table:table-cell>
          <table:table-cell table:style-name="ce2" office:value-type="string" calcext:value-type="string">
            <text:p>CRI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article 51"</text:p>
          </table:table-cell>
          <table:table-cell table:style-name="ce2" office:value-type="string" calcext:value-type="string">
            <text:p>CRA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4" calcext:value-type="float">
            <text:p>15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9" calcext:value-type="float">
            <text:p>20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0" calcext:value-type="float">
            <text:p>2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1" calcext:value-type="float">
            <text:p>23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8" calcext:value-type="float">
            <text:p>25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9" calcext:value-type="float">
            <text:p>2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80" calcext:value-type="float">
            <text:p>28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0" calcext:value-type="float">
            <text:p>3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3" calcext:value-type="float">
            <text:p>3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8" calcext:value-type="float">
            <text:p>3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7" calcext:value-type="float">
            <text:p>3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8" calcext:value-type="float">
            <text:p>3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9" calcext:value-type="float">
            <text:p>3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ART51</text:p>
          </table:table-cell>
          <table:table-cell table:style-name="ce2" office:value-type="string" calcext:value-type="string">
            <text:p>ART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23" calcext:value-type="float">
            <text:p>4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933" calcext:value-type="float">
            <office:annotation draw:style-name="gr9" draw:text-style-name="P4" svg:width="2.899cm" svg:height="2.966cm" svg:x="18.352cm" svg:y="69.739cm" draw:caption-point-x="-0.61cm" draw:caption-point-y="1.511cm">
              <dc:date>2024-06-19T00:00:00</dc:date>
              <text:p text:style-name="P3"><text:span text:style-name="T2">vu sur manuel MAGIC v.10 (2023) : 1802. Corrigé pour 1283 qui est la bonne valeur.</text:span></text:p>
              <text:p text:style-name="P3"><text:span text:style-name="T2"/></text:p>
            </office:annotation>
            <text:p>19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mplément au numéro de titre de recette </text:p>
          </table:table-cell>
          <table:table-cell office:value-type="string" calcext:value-type="string">
            <text:p>COMPLTR</text:p>
          </table:table-cell>
          <table:table-cell office:value-type="float" office:value="6" calcext:value-type="float">
            <text:p>6</text:p>
          </table:table-cell>
          <table:table-cell office:value-type="float" office:value="1934" calcext:value-type="float">
            <text:p>193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Top déclaration de médecin traitant </text:p>
          </table:table-cell>
          <table:table-cell office:value-type="string" calcext:value-type="string">
            <text:p>T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LR1941</text:p>
          </table:table-cell>
          <table:table-cell office:value-type="float" office:value="40" calcext:value-type="float">
            <text:p>40</text:p>
          </table:table-cell>
          <table:table-cell office:value-type="float" office:value="1941" calcext:value-type="float">
            <text:p>194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Indicateur du parcours de soins </text:p>
          </table:table-cell>
          <table:table-cell office:value-type="string" calcext:value-type="string">
            <text:p>IND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MUC en gestion unique </text:p>
          </table:table-cell>
          <table:table-cell office:value-type="string" calcext:value-type="string">
            <text:p>CMUCG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Établissement de Transfert </text:p>
          </table:table-cell>
          <table:table-cell office:value-type="string" calcext:value-type="string">
            <text:p>ETABTRA</text:p>
          </table:table-cell>
          <table:table-cell office:value-type="float" office:value="14" calcext:value-type="float">
            <text:p>14</text:p>
          </table:table-cell>
          <table:table-cell office:value-type="float" office:value="1983" calcext:value-type="float">
            <text:p>198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Établissement de Retour </text:p>
          </table:table-cell>
          <table:table-cell office:value-type="string" calcext:value-type="string">
            <text:p>ETABRET</text:p>
          </table:table-cell>
          <table:table-cell office:value-type="float" office:value="14" calcext:value-type="float">
            <text:p>14</text:p>
          </table:table-cell>
          <table:table-cell office:value-type="float" office:value="1997" calcext:value-type="float">
            <text:p>19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Complément au numéro de titre de recette" </text:p>
          </table:table-cell>
          <table:table-cell office:value-type="string" calcext:value-type="string">
            <text:p>RCOMPLT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Top déclaration de médecin traitant" </text:p>
          </table:table-cell>
          <table:table-cell office:value-type="string" calcext:value-type="string">
            <text:p>RT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Indicateur du parcours de soins" </text:p>
          </table:table-cell>
          <table:table-cell office:value-type="string" calcext:value-type="string">
            <text:p>RIND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CMUC en gestion unique" </text:p>
          </table:table-cell>
          <table:table-cell office:value-type="string" calcext:value-type="string">
            <text:p>RCMUCG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Etablissement de transfert" </text:p>
          </table:table-cell>
          <table:table-cell office:value-type="string" calcext:value-type="string">
            <text:p>RETABT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Etablissement de retour" </text:p>
          </table:table-cell>
          <table:table-cell office:value-type="string" calcext:value-type="string">
            <text:p>RETABR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Nombre de disciplines de prestations (NbDMT) </text:p>
          </table:table-cell>
          <table:table-cell office:value-type="string" calcext:value-type="string">
            <text:p>NDMT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Nombre de disciplines de pretastions (NbDMT)" </text:p>
          </table:table-cell>
          <table:table-cell office:value-type="string" calcext:value-type="string">
            <text:p>RN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"</text:p>
          </table:table-cell>
          <table:table-cell office:value-type="string" calcext:value-type="string">
            <text:p>RDP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Mode traitement "</text:p>
          </table:table-cell>
          <table:table-cell office:value-type="string" calcext:value-type="string">
            <text:p>RMT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Date début séjour"</text:p>
          </table:table-cell>
          <table:table-cell office:value-type="string" calcext:value-type="string">
            <text:p>RDDSE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Date de fin de séjour"</text:p>
          </table:table-cell>
          <table:table-cell office:value-type="string" calcext:value-type="string">
            <text:p>RFSE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trôle "DMTn Quantite"</text:p>
          </table:table-cell>
          <table:table-cell office:value-type="string" calcext:value-type="string">
            <text:p>RQU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Prix unitaire"</text:p>
          </table:table-cell>
          <table:table-cell office:value-type="string" calcext:value-type="string">
            <text:p>RP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Base remboursement"</text:p>
          </table:table-cell>
          <table:table-cell office:value-type="string" calcext:value-type="string">
            <text:p>RB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Taux applicable à la prestation"</text:p>
          </table:table-cell>
          <table:table-cell office:value-type="string" calcext:value-type="string">
            <text:p>RTX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Montant remboursable par la caisse"</text:p>
          </table:table-cell>
          <table:table-cell office:value-type="string" calcext:value-type="string">
            <text:p>RMNTR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MT n°n : Discipline de prestations (ex DMT) </text:p>
          </table:table-cell>
          <table:table-cell office:value-type="string" calcext:value-type="string">
            <text:p>DP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Mode de traitement </text:p>
          </table:table-cell>
          <table:table-cell office:value-type="string" calcext:value-type="string">
            <text:p>MT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ate de début de séjour </text:p>
          </table:table-cell>
          <table:table-cell office:value-type="string" calcext:value-type="string">
            <text:p>DDSEJ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ate de fin de séjour </text:p>
          </table:table-cell>
          <table:table-cell office:value-type="string" calcext:value-type="string">
            <text:p>DFSEJ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Quantite </text:p>
          </table:table-cell>
          <table:table-cell office:value-type="string" calcext:value-type="string">
            <text:p>QU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Prix unitaire </text:p>
          </table:table-cell>
          <table:table-cell office:value-type="string" calcext:value-type="string">
            <text:p>P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Base de remboursement </text:p>
          </table:table-cell>
          <table:table-cell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Taux applicable à la prestation </text:p>
          </table:table-cell>
          <table:table-cell office:value-type="string" calcext:value-type="string">
            <text:p>TXA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Montant remboursable par la caisse </text:p>
          </table:table-cell>
          <table:table-cell office:value-type="string" calcext:value-type="string">
            <text:p>MNTR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0" draw:text-style-name="P2" svg:width="12.587cm" svg:height="5.366cm" svg:x="1.718cm" svg:y="89.763cm" draw:caption-point-x="-0.666cm" draw:caption-point-y="-0.94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AH1</text:p>
          </table:table-cell>
          <table:table-cell table:number-columns-repeated="12"/>
        </table:table-row>
        <table:table-row table:style-name="ro1" table:number-rows-repeated="104840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scr" table:style-name="ta1">
        <table:table-column table:style-name="co13" table:default-cell-style-name="Default"/>
        <table:table-row table:style-name="ro1">
          <table:table-cell office:value-type="string" calcext:value-type="string">
            <text:p>ANOHOSP correspondant au VIDHOSP format 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pli à partir du manuel MAGIC 5.11 de 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17/04/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B : le type devient maintenant AH1 car il y a des champs variables à prendre en comp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9:02:54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6-02-20T19:03:46.494000000</dc:date>
    <meta:editing-duration>PT3H6M26S</meta:editing-duration>
    <meta:editing-cycles>50</meta:editing-cycles>
    <meta:document-statistic meta:table-count="2" meta:cell-count="1407" meta:object-count="0"/>
  </office:meta>
</office:document-meta>
</file>